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number="urn:oasis:names:tc:opendocument:xmlns:datastyle:1.0" xmlns:presentation="urn:oasis:names:tc:opendocument:xmlns:presentation:1.0" xmlns:svg="urn:oasis:names:tc:opendocument:xmlns:svg-compatible:1.0" xmlns:form="urn:oasis:names:tc:opendocument:xmlns:form:1.0" xmlns:script="urn:oasis:names:tc:opendocument:xmlns:script:1.0" xmlns:dom="http://www.w3.org/2001/xml-events" office:version="1.0">
  <office:scripts/>
  <office:font-face-decls/>
  <office:body>
    <office:text>
      <text:h text:style-name="Default"><text:s text:c="1"/>1<text:s text:c="2"/><text:span text:style-name="style2">//</text:span></text:h>
      <text:h text:style-name="Default"><text:s text:c="1"/>2<text:s text:c="2"/><text:span text:style-name="style15">//!<text:s text:c="3"/>Контекстно-связанный интерфейс с экранными окнами для графики OpenGL</text:span></text:h>
      <text:h text:style-name="Default"><text:s text:c="1"/>3<text:s text:c="2"/><text:span text:style-name="style2">//<text:s text:c="4"/>формальные построения и динамические переустановки текстовых страниц</text:span></text:h>
      <text:h text:style-name="Default"><text:s text:c="1"/>4<text:s text:c="2"/><text:span text:style-name="style2">//<text:s text:c="12"/>и графических фрагментов внутри главного окна Window</text:span></text:h>
      <text:h text:style-name="Default"><text:s text:c="1"/>5<text:s text:c="2"/><text:span text:style-name="style2">//</text:span></text:h>
      <text:h text:style-name="Default"><text:s text:c="1"/>6<text:s text:c="2"/><text:span text:style-name="style15">//!<text:s text:c="3"/>блок контекстно-зависимых (дружественных) процедур управления фрагментами</text:span></text:h>
      <text:h text:style-name="Default"><text:s text:c="1"/>7<text:s text:c="2"/><text:span text:style-name="style2">//<text:s text:c="18"/>возможно нужна единая ссылка к чистому выходу из прерываний</text:span></text:h>
      <text:h text:style-name="Default"><text:s text:c="1"/>8<text:s text:c="2"/><text:span text:style-name="style11">Place</text:span><text:span text:style-name="style10">&amp; </text:span><text:span text:style-name="style11">Place</text:span><text:span text:style-name="style10">::</text:span><text:span text:style-name="style11">Activate</text:span><text:span text:style-name="style10">( </text:span><text:span text:style-name="style5">bool </text:span><text:span text:style-name="style11">act </text:span><text:span text:style-name="style10">)<text:s text:c="8"/></text:span><text:span text:style-name="style2">// активизация графического контекста</text:span></text:h>
      <text:h text:style-name="Default"><text:s text:c="1"/>9<text:s text:c="2"/><text:span text:style-name="style10">{ </text:span><text:span text:style-name="style11">wglMakeCurrent</text:span><text:span text:style-name="style10">( </text:span><text:span text:style-name="style11">Site</text:span><text:span text:style-name="style10">-&gt;</text:span><text:span text:style-name="style11">hDC</text:span><text:span text:style-name="style10">,</text:span><text:span text:style-name="style11">Site</text:span><text:span text:style-name="style10">-&gt;</text:span><text:span text:style-name="style11">hRC </text:span><text:span text:style-name="style10">);<text:s text:c="10"/></text:span><text:span text:style-name="style2">// предустановленной страницы</text:span></text:h>
      <text:h text:style-name="Default">10<text:s text:c="2"/><text:s text:c="2"/><text:span text:style-name="style11">glViewport</text:span><text:span text:style-name="style10">( </text:span><text:span text:style-name="style11">pX</text:span><text:span text:style-name="style10">,</text:span><text:span text:style-name="style11">pY</text:span><text:span text:style-name="style10">,</text:span><text:span text:style-name="style11">Width</text:span><text:span text:style-name="style10">,</text:span><text:span text:style-name="style11">Height </text:span><text:span text:style-name="style10">);<text:s text:c="15"/></text:span><text:span text:style-name="style2">// установка<text:s text:c="2"/>растрового поля</text:span></text:h>
      <text:h text:style-name="Default">11<text:s text:c="2"/><text:s text:c="1"/><text:span text:style-name="style2">//glScissor( pX,pY,Width,Height );<text:s text:c="15"/>// обрезка внешнего окружения</text:span></text:h>
      <text:h text:style-name="Default">12<text:s text:c="2"/><text:s text:c="2"/><text:span text:style-name="style5">if</text:span><text:span text:style-name="style10">( </text:span><text:span text:style-name="style11">act </text:span><text:span text:style-name="style10">)<text:s text:c="39"/></text:span><text:span text:style-name="style2">// если без внешней настройки</text:span></text:h>
      <text:h text:style-name="Default">13<text:s text:c="2"/><text:s text:c="2"/><text:span text:style-name="style10">{ </text:span><text:span text:style-name="style11">glMatrixMode</text:span><text:span text:style-name="style10">(</text:span><text:span text:style-name="style11">GL_PROJECTION</text:span><text:span text:style-name="style10">),</text:span><text:span text:style-name="style11">glLoadIdentity</text:span><text:span text:style-name="style10">(); </text:span><text:span text:style-name="style2">// на размер фрагмента экрана</text:span></text:h>
      <text:h text:style-name="Default">14<text:s text:c="2"/><text:s text:c="4"/><text:span text:style-name="style5">if</text:span><text:span text:style-name="style10">( </text:span><text:span text:style-name="style11">Signs</text:span><text:span text:style-name="style10">&amp;</text:span><text:span text:style-name="style11">PlaceOrtho </text:span><text:span text:style-name="style10">)<text:s text:c="24"/></text:span><text:span text:style-name="style2">// ортогональная<text:s text:c="2"/>отметка под</text:span></text:h>
      <text:h text:style-name="Default">15<text:s text:c="2"/><text:s text:c="4"/><text:span text:style-name="style10">{ </text:span><text:span text:style-name="style5">Real </text:span><text:span text:style-name="style11">r</text:span><text:span text:style-name="style10">=</text:span><text:span text:style-name="style5">Real</text:span><text:span text:style-name="style10">( </text:span><text:span text:style-name="style11">Width </text:span><text:span text:style-name="style10">)/</text:span><text:span text:style-name="style11">Height</text:span><text:span text:style-name="style10">;<text:s text:c="16"/></text:span><text:span text:style-name="style2">// исходное ортонормированное</text:span></text:h>
      <text:h text:style-name="Default">16<text:s text:c="2"/><text:s text:c="6"/><text:span text:style-name="style5">if</text:span><text:span text:style-name="style10">( </text:span><text:span text:style-name="style11">r</text:span><text:span text:style-name="style10">&gt;</text:span><text:span text:style-name="style4">1 </text:span><text:span text:style-name="style10">)</text:span><text:span text:style-name="style11">glOrtho</text:span><text:span text:style-name="style10">( -</text:span><text:span text:style-name="style11">r</text:span><text:span text:style-name="style10">,</text:span><text:span text:style-name="style11">r</text:span><text:span text:style-name="style10">,-</text:span><text:span text:style-name="style4">1</text:span><text:span text:style-name="style10">,</text:span><text:span text:style-name="style4">1</text:span><text:span text:style-name="style10">,-</text:span><text:span text:style-name="style4">1</text:span><text:span text:style-name="style10">,</text:span><text:span text:style-name="style4">1 </text:span><text:span text:style-name="style10">);<text:s text:c="9"/></text:span><text:span text:style-name="style2">// масштабирование<text:s text:c="2"/>экрана во</text:span></text:h>
      <text:h text:style-name="Default">17<text:s text:c="2"/><text:s text:c="10"/><text:span text:style-name="style5">else </text:span><text:span text:style-name="style11">glOrtho</text:span><text:span text:style-name="style10">( -</text:span><text:span text:style-name="style4">1</text:span><text:span text:style-name="style10">,</text:span><text:span text:style-name="style4">1</text:span><text:span text:style-name="style10">,-</text:span><text:span text:style-name="style4">1</text:span><text:span text:style-name="style10">/</text:span><text:span text:style-name="style11">r</text:span><text:span text:style-name="style10">,</text:span><text:span text:style-name="style4">1</text:span><text:span text:style-name="style10">/</text:span><text:span text:style-name="style11">r</text:span><text:span text:style-name="style10">,-</text:span><text:span text:style-name="style4">1</text:span><text:span text:style-name="style10">,</text:span><text:span text:style-name="style4">1 </text:span><text:span text:style-name="style10">);<text:s text:c="5"/></text:span><text:span text:style-name="style2">// внутренний 3D-размер[-1:1]</text:span></text:h>
      <text:h text:style-name="Default">18<text:s text:c="2"/><text:s text:c="4"/><text:span text:style-name="style10">} </text:span><text:span text:style-name="style5">else<text:s text:c="5"/></text:span><text:span text:style-name="style11">glOrtho</text:span><text:span text:style-name="style10">( </text:span><text:span text:style-name="style4">0</text:span><text:span text:style-name="style10">,</text:span><text:span text:style-name="style11">Width</text:span><text:span text:style-name="style10">,</text:span><text:span text:style-name="style4">0</text:span><text:span text:style-name="style10">,</text:span><text:span text:style-name="style11">Height</text:span><text:span text:style-name="style10">,-</text:span><text:span text:style-name="style4">1</text:span><text:span text:style-name="style10">,</text:span><text:span text:style-name="style4">1 </text:span><text:span text:style-name="style10">);<text:s text:c="2"/></text:span><text:span text:style-name="style2">// +отсчет растра слева/снизу</text:span></text:h>
      <text:h text:style-name="Default">19<text:s text:c="2"/><text:s text:c="4"/><text:span text:style-name="style11">glMatrixMode</text:span><text:span text:style-name="style10">(</text:span><text:span text:style-name="style11">GL_MODELVIEW</text:span><text:span text:style-name="style10">); </text:span><text:span text:style-name="style11">glLoadIdentity</text:span><text:span text:style-name="style10">(); </text:span><text:span text:style-name="style2">// единичная<text:s text:c="2"/>матрица<text:s text:c="2"/>модели</text:span></text:h>
      <text:h text:style-name="Default">20<text:s text:c="2"/><text:s text:c="2"/><text:span text:style-name="style10">} </text:span><text:span text:style-name="style5">return </text:span><text:span text:style-name="style10">*</text:span><text:span text:style-name="style5">this</text:span><text:span text:style-name="style10">;</text:span></text:h>
      <text:h text:style-name="Default">21<text:s text:c="2"/><text:span text:style-name="style10">}</text:span></text:h>
      <text:h text:style-name="Default">22<text:s text:c="2"/><text:span text:style-name="style15">//!<text:s text:c="4"/>Начальная установка базового шрифта, связанного с текущим окном OpenGL</text:span></text:h>
      <text:h text:style-name="Default">23<text:s text:c="2"/><text:span text:style-name="style2">//</text:span></text:h>
      <text:h text:style-name="Default">24<text:s text:c="2"/><text:span text:style-name="style11">Place</text:span><text:span text:style-name="style10">&amp; </text:span><text:span text:style-name="style11">Place</text:span><text:span text:style-name="style10">::</text:span><text:span text:style-name="style11">AlfaBit</text:span><text:span text:style-name="style10">( </text:span><text:span text:style-name="style5">unsigned char </text:span><text:span text:style-name="style10">*</text:span><text:span text:style-name="style11">DispCCCP </text:span><text:span text:style-name="style10">)<text:s text:c="5"/></text:span><text:span text:style-name="style15">/// старый советский растр</text:span></text:h>
      <text:h text:style-name="Default">25<text:s text:c="2"/><text:span text:style-name="style10">{ </text:span><text:span text:style-name="style5">if</text:span><text:span text:style-name="style10">( !</text:span><text:span text:style-name="style11">Fnt </text:span><text:span text:style-name="style10">)</text:span><text:span text:style-name="style11">Fnt</text:span><text:span text:style-name="style10">=(</text:span><text:span text:style-name="style11">Font</text:span><text:span text:style-name="style10">*)</text:span><text:span text:style-name="style11">calloc</text:span><text:span text:style-name="style10">( </text:span><text:span text:style-name="style5">sizeof</text:span><text:span text:style-name="style10">(</text:span><text:span text:style-name="style11">Font</text:span><text:span text:style-name="style10">),</text:span><text:span text:style-name="style4">1 </text:span><text:span text:style-name="style10">);<text:s text:c="4"/></text:span><text:span text:style-name="style2">// ставится локальный адрес</text:span></text:h>
      <text:h text:style-name="Default">26<text:s text:c="2"/><text:s text:c="2"/><text:span text:style-name="style5">if</text:span><text:span text:style-name="style10">( !( </text:span><text:span text:style-name="style11">Fnt</text:span><text:span text:style-name="style10">-&gt;</text:span><text:span text:style-name="style11">Bit</text:span><text:span text:style-name="style10">=</text:span><text:span text:style-name="style11">DispCCCP </text:span><text:span text:style-name="style10">) )</text:span><text:span text:style-name="style5">return </text:span><text:span text:style-name="style11">Alfabet</text:span><text:span text:style-name="style10">();<text:s text:c="4"/></text:span><text:span text:style-name="style2">// сходу не линкуется =&gt; TTF</text:span></text:h>
      <text:h text:style-name="Default">27<text:s text:c="2"/><text:s text:c="2"/><text:span text:style-name="style11">Fnt</text:span><text:span text:style-name="style10">-&gt;</text:span><text:span text:style-name="style11">W</text:span><text:span text:style-name="style10">=(</text:span><text:span text:style-name="style11">Fnt</text:span><text:span text:style-name="style10">-&gt;</text:span><text:span text:style-name="style11">Bit</text:span><text:span text:style-name="style10">)[</text:span><text:span text:style-name="style4">0</text:span><text:span text:style-name="style10">]+</text:span><text:span text:style-name="style4">1</text:span><text:span text:style-name="style10">,</text:span><text:span text:style-name="style11">Fnt</text:span><text:span text:style-name="style10">-&gt;</text:span><text:span text:style-name="style11">H</text:span><text:span text:style-name="style10">=(</text:span><text:span text:style-name="style11">Fnt</text:span><text:span text:style-name="style10">-&gt;</text:span><text:span text:style-name="style11">Bit</text:span><text:span text:style-name="style10">)[</text:span><text:span text:style-name="style4">1</text:span><text:span text:style-name="style10">]+</text:span><text:span text:style-name="style4">2</text:span><text:span text:style-name="style10">;</text:span></text:h>
      <text:h text:style-name="Default">28<text:s text:c="2"/><text:span text:style-name="style2">//wglMakeCurrent( Site-&gt;hDC,Site-&gt;hRC );</text:span></text:h>
      <text:h text:style-name="Default">29<text:s text:c="2"/><text:s text:c="2"/><text:span text:style-name="style5">if</text:span><text:span text:style-name="style10">( </text:span><text:span text:style-name="style11">Fnt</text:span><text:span text:style-name="style10">-&gt;</text:span><text:span text:style-name="style11">Base </text:span><text:span text:style-name="style10">)</text:span><text:span text:style-name="style11">glDeleteLists</text:span><text:span text:style-name="style10">( </text:span><text:span text:style-name="style11">Fnt</text:span><text:span text:style-name="style10">-&gt;</text:span><text:span text:style-name="style11">Base</text:span><text:span text:style-name="style10">,</text:span><text:span text:style-name="style11">ListsGroup </text:span><text:span text:style-name="style10">); </text:span><text:span text:style-name="style11">Fnt</text:span><text:span text:style-name="style10">-&gt;</text:span><text:span text:style-name="style11">Base</text:span><text:span text:style-name="style10">=</text:span><text:span text:style-name="style4">0</text:span><text:span text:style-name="style10">;</text:span></text:h>
      <text:h text:style-name="Default">30<text:s text:c="2"/><text:s text:c="2"/><text:span text:style-name="style5">if</text:span><text:span text:style-name="style10">( </text:span><text:span text:style-name="style11">Fnt</text:span><text:span text:style-name="style10">-&gt;</text:span><text:span text:style-name="style11">hF </text:span><text:span text:style-name="style10">)</text:span><text:span text:style-name="style11">DeleteObject</text:span><text:span text:style-name="style10">( </text:span><text:span text:style-name="style11">Fnt</text:span><text:span text:style-name="style10">-&gt;</text:span><text:span text:style-name="style11">hF </text:span><text:span text:style-name="style10">); </text:span><text:span text:style-name="style11">Fnt</text:span><text:span text:style-name="style10">-&gt;</text:span><text:span text:style-name="style11">hF</text:span><text:span text:style-name="style10">=</text:span><text:span text:style-name="style4">0</text:span><text:span text:style-name="style10">; </text:span><text:span text:style-name="style5">return </text:span><text:span text:style-name="style10">*</text:span><text:span text:style-name="style5">this</text:span><text:span text:style-name="style10">;</text:span></text:h>
      <text:h text:style-name="Default">31<text:s text:c="2"/><text:span text:style-name="style10">}</text:span></text:h>
      <text:h text:style-name="Default">32<text:s text:c="2"/><text:span text:style-name="style15">//!<text:s text:c="2"/>Windows TrueType шрифт Courier New-18 устанавливается по умолчанию</text:span></text:h>
      <text:h text:style-name="Default">33<text:s text:c="2"/><text:span text:style-name="style2">//</text:span></text:h>
      <text:h text:style-name="Default">34<text:s text:c="2"/><text:span text:style-name="style11">Place</text:span><text:span text:style-name="style10">&amp; </text:span><text:span text:style-name="style11">Place</text:span><text:span text:style-name="style10">::</text:span><text:span text:style-name="style11">Alfabet</text:span><text:span text:style-name="style10">( </text:span><text:span text:style-name="style5">int </text:span><text:span text:style-name="style11">h</text:span><text:span text:style-name="style10">, </text:span><text:span text:style-name="style5">const char </text:span><text:span text:style-name="style10">*</text:span><text:span text:style-name="style11">fn</text:span><text:span text:style-name="style10">, </text:span><text:span text:style-name="style5">int </text:span><text:span text:style-name="style11">weight</text:span><text:span text:style-name="style10">, </text:span><text:span text:style-name="style5">bool </text:span><text:span text:style-name="style11">italic </text:span><text:span text:style-name="style10">)</text:span></text:h>
      <text:h text:style-name="Default">35<text:s text:c="2"/><text:span text:style-name="style10">{ </text:span><text:span text:style-name="style2">//wglMakeCurrent( Site-&gt;hDC,Site-&gt;hRC );</text:span></text:h>
      <text:h text:style-name="Default">36<text:s text:c="2"/><text:s text:c="3"/><text:span text:style-name="style5">if</text:span><text:span text:style-name="style10">( !</text:span><text:span text:style-name="style11">Fnt </text:span><text:span text:style-name="style10">)</text:span><text:span text:style-name="style11">Fnt</text:span><text:span text:style-name="style10">=(</text:span><text:span text:style-name="style11">Font</text:span><text:span text:style-name="style10">*)</text:span><text:span text:style-name="style11">calloc</text:span><text:span text:style-name="style10">( </text:span><text:span text:style-name="style5">sizeof</text:span><text:span text:style-name="style10">(</text:span><text:span text:style-name="style11">Font</text:span><text:span text:style-name="style10">),</text:span><text:span text:style-name="style4">1 </text:span><text:span text:style-name="style10">);<text:s text:c="3"/></text:span><text:span text:style-name="style2">// ставится локальный адрес</text:span></text:h>
      <text:h text:style-name="Default">37<text:s text:c="2"/><text:s text:c="3"/><text:span text:style-name="style5">if</text:span><text:span text:style-name="style10">( </text:span><text:span text:style-name="style11">Fnt</text:span><text:span text:style-name="style10">-&gt;</text:span><text:span text:style-name="style11">Base </text:span><text:span text:style-name="style10">)</text:span><text:span text:style-name="style11">glDeleteLists</text:span><text:span text:style-name="style10">( </text:span><text:span text:style-name="style11">Fnt</text:span><text:span text:style-name="style10">-&gt;</text:span><text:span text:style-name="style11">Base</text:span><text:span text:style-name="style10">,</text:span><text:span text:style-name="style11">ListsGroup </text:span><text:span text:style-name="style10">); </text:span><text:span text:style-name="style11">Fnt</text:span><text:span text:style-name="style10">-&gt;</text:span><text:span text:style-name="style11">Base</text:span><text:span text:style-name="style10">=</text:span><text:span text:style-name="style4">0</text:span><text:span text:style-name="style10">;</text:span></text:h>
      <text:h text:style-name="Default">38<text:s text:c="2"/><text:s text:c="3"/><text:span text:style-name="style5">if</text:span><text:span text:style-name="style10">( </text:span><text:span text:style-name="style11">Fnt</text:span><text:span text:style-name="style10">-&gt;</text:span><text:span text:style-name="style11">hF </text:span><text:span text:style-name="style10">)</text:span><text:span text:style-name="style11">DeleteObject</text:span><text:span text:style-name="style10">( </text:span><text:span text:style-name="style11">Fnt</text:span><text:span text:style-name="style10">-&gt;</text:span><text:span text:style-name="style11">hF </text:span><text:span text:style-name="style10">);<text:s text:c="17"/></text:span><text:span text:style-name="style11">Fnt</text:span><text:span text:style-name="style10">-&gt;</text:span><text:span text:style-name="style11">Bit</text:span><text:span text:style-name="style10">=</text:span><text:span text:style-name="style11">NULL</text:span><text:span text:style-name="style10">;</text:span></text:h>
      <text:h text:style-name="Default">39<text:s text:c="2"/><text:s text:c="2"/><text:span text:style-name="style11">LOGFONT logfont</text:span><text:span text:style-name="style10">={};<text:s text:c="25"/></text:span><text:span text:style-name="style2">// Setup Font characteristics ≡ 0</text:span></text:h>
      <text:h text:style-name="Default">40<text:s text:c="2"/><text:s text:c="3"/><text:span text:style-name="style11">logfont</text:span><text:span text:style-name="style10">.</text:span><text:span text:style-name="style11">lfHeight<text:s text:c="7"/></text:span><text:span text:style-name="style10">= </text:span><text:span text:style-name="style11">h</text:span><text:span text:style-name="style10">&lt;</text:span><text:span text:style-name="style4">6</text:span><text:span text:style-name="style10">?</text:span><text:span text:style-name="style11">Site</text:span><text:span text:style-name="style10">-&gt;</text:span><text:span text:style-name="style11">ScreenHeight</text:span><text:span text:style-name="style10">/</text:span><text:span text:style-name="style4">48</text:span><text:span text:style-name="style10">:</text:span><text:span text:style-name="style11">h</text:span><text:span text:style-name="style10">; </text:span><text:span text:style-name="style2">//<text:s text:c="2"/>высота шрифта = 1?</text:span></text:h>
      <text:h text:style-name="Default">41<text:s text:c="2"/><text:span text:style-name="style2">// logfont.lfWidth<text:s text:c="8"/>= 0;</text:span></text:h>
      <text:h text:style-name="Default">42<text:s text:c="2"/><text:s text:c="3"/><text:span text:style-name="style11">logfont</text:span><text:span text:style-name="style10">.</text:span><text:span text:style-name="style11">lfEscapement<text:s text:c="3"/></text:span><text:span text:style-name="style10">= </text:span><text:span text:style-name="style11">GM_COMPATIBLE</text:span><text:span text:style-name="style10">;<text:s text:c="9"/></text:span><text:span text:style-name="style2">//<text:s text:c="3"/>GM_ADVANCED - 0</text:span></text:h>
      <text:h text:style-name="Default">43<text:s text:c="2"/><text:span text:style-name="style2">// logfont.lfOrientation<text:s text:c="2"/>= 0;</text:span></text:h>
      <text:h text:style-name="Default">44<text:s text:c="2"/><text:s text:c="3"/><text:span text:style-name="style11">logfont</text:span><text:span text:style-name="style10">.</text:span><text:span text:style-name="style11">lfWeight<text:s text:c="7"/></text:span><text:span text:style-name="style10">= </text:span><text:span text:style-name="style11">weight</text:span><text:span text:style-name="style10">; </text:span><text:span text:style-name="style2">// FW_DONTCARE+THIN,ULTRALIGHT,LIGHT,NORMAL</text:span></text:h>
      <text:h text:style-name="Default">45<text:s text:c="2"/><text:s text:c="3"/><text:span text:style-name="style11">logfont</text:span><text:span text:style-name="style10">.</text:span><text:span text:style-name="style11">lfItalic<text:s text:c="7"/></text:span><text:span text:style-name="style10">= </text:span><text:span text:style-name="style11">italic</text:span><text:span text:style-name="style10">; </text:span><text:span text:style-name="style2">//<text:s text:c="4"/>MEDIUM,SEMIBOLD,BOLD,EXTRABOLD,HEAVY</text:span></text:h>
      <text:h text:style-name="Default">46<text:s text:c="2"/><text:span text:style-name="style2">// logfont.lfUnderline<text:s text:c="4"/>= false;</text:span></text:h>
      <text:h text:style-name="Default">47<text:s text:c="2"/><text:span text:style-name="style2">// logfont.lfStrikeOut<text:s text:c="4"/>= false;</text:span></text:h>
      <text:h text:style-name="Default">48<text:s text:c="2"/><text:s text:c="3"/><text:span text:style-name="style11">logfont</text:span><text:span text:style-name="style10">.</text:span><text:span text:style-name="style11">lfCharSet<text:s text:c="6"/></text:span><text:span text:style-name="style10">= </text:span><text:span text:style-name="style11">RUSSIAN_CHARSET</text:span><text:span text:style-name="style10">;<text:s text:c="4"/></text:span><text:span text:style-name="style2">// DEFAULT_CHARSET ANSI_CHARSET</text:span></text:h>
      <text:h text:style-name="Default">49<text:s text:c="2"/><text:s text:c="3"/><text:span text:style-name="style11">logfont</text:span><text:span text:style-name="style10">.</text:span><text:span text:style-name="style11">lfOutPrecision </text:span><text:span text:style-name="style10">= </text:span><text:span text:style-name="style11">OUT_STRING_PRECIS</text:span><text:span text:style-name="style10">;<text:s text:c="8"/></text:span><text:span text:style-name="style2">// OUT_TT_PRECIS</text:span></text:h>
      <text:h text:style-name="Default">50<text:s text:c="2"/><text:s text:c="3"/><text:span text:style-name="style11">logfont</text:span><text:span text:style-name="style10">.</text:span><text:span text:style-name="style11">lfClipPrecision</text:span><text:span text:style-name="style10">= </text:span><text:span text:style-name="style11">CLIP_DEFAULT_PRECIS</text:span><text:span text:style-name="style10">;<text:s text:c="6"/></text:span><text:span text:style-name="style2">// OUT_STROKE_PRECIS</text:span></text:h>
      <text:h text:style-name="Default">51<text:s text:c="2"/><text:s text:c="3"/><text:span text:style-name="style11">logfont</text:span><text:span text:style-name="style10">.</text:span><text:span text:style-name="style11">lfQuality<text:s text:c="6"/></text:span><text:span text:style-name="style10">= </text:span><text:span text:style-name="style11">DEFAULT_QUALITY</text:span><text:span text:style-name="style10">;<text:s text:c="10"/></text:span><text:span text:style-name="style2">// PROOF_QUALITY</text:span></text:h>
      <text:h text:style-name="Default">52<text:s text:c="2"/><text:s text:c="3"/><text:span text:style-name="style11">logfont</text:span><text:span text:style-name="style10">.</text:span><text:span text:style-name="style11">lfPitchAndFamily</text:span><text:span text:style-name="style10">=</text:span><text:span text:style-name="style11">FF_MODERN</text:span><text:span text:style-name="style10">|</text:span><text:span text:style-name="style11">FIXED_PITCH</text:span><text:span text:style-name="style10">;<text:s text:c="4"/></text:span><text:span text:style-name="style2">// FF_ROMAN DEFAULT_PITCH</text:span></text:h>
      <text:h text:style-name="Default">53<text:s text:c="2"/><text:s text:c="3"/><text:span text:style-name="style11">strcpy</text:span><text:span text:style-name="style10">( </text:span><text:span text:style-name="style11">logfont</text:span><text:span text:style-name="style10">.</text:span><text:span text:style-name="style11">lfFaceName</text:span><text:span text:style-name="style10">,</text:span><text:span text:style-name="style11">fn</text:span><text:span text:style-name="style10">?</text:span><text:span text:style-name="style11">fn</text:span><text:span text:style-name="style10">:</text:span><text:span text:style-name="style6">"Courier New"</text:span><text:span text:style-name="style10">);<text:s text:c="3"/></text:span><text:span text:style-name="style2">// имя шрифта 32 байта</text:span></text:h>
      <text:h text:style-name="Default">54<text:s text:c="2"/><text:s text:c="3"/><text:span text:style-name="style11">Fnt</text:span><text:span text:style-name="style10">-&gt;</text:span><text:span text:style-name="style11">hF </text:span><text:span text:style-name="style10">= </text:span><text:span text:style-name="style11">CreateFontIndirect</text:span><text:span text:style-name="style10">( &amp;</text:span><text:span text:style-name="style11">logfont </text:span><text:span text:style-name="style10">);<text:s text:c="10"/></text:span><text:span text:style-name="style2">// Create the font and</text:span></text:h>
      <text:h text:style-name="Default">55<text:s text:c="2"/><text:s text:c="2"/><text:span text:style-name="style11">HFONT oFont</text:span><text:span text:style-name="style10">=(</text:span><text:span text:style-name="style11">HFONT</text:span><text:span text:style-name="style10">)</text:span><text:span text:style-name="style11">SelectObject</text:span><text:span text:style-name="style10">( </text:span><text:span text:style-name="style11">Site</text:span><text:span text:style-name="style10">-&gt;</text:span><text:span text:style-name="style11">hDC</text:span><text:span text:style-name="style10">,</text:span><text:span text:style-name="style11">Fnt</text:span><text:span text:style-name="style10">-&gt;</text:span><text:span text:style-name="style11">hF </text:span><text:span text:style-name="style10">);<text:s text:c="2"/></text:span><text:span text:style-name="style2">// display list</text:span></text:h>
      <text:h text:style-name="Default">56<text:s text:c="2"/><text:s text:c="3"/><text:span text:style-name="style11">Fnt</text:span><text:span text:style-name="style10">-&gt;</text:span><text:span text:style-name="style11">Base</text:span><text:span text:style-name="style10">=</text:span><text:span text:style-name="style11">glGenLists</text:span><text:span text:style-name="style10">( </text:span><text:span text:style-name="style11">ListsGroup </text:span><text:span text:style-name="style10">);</text:span></text:h>
      <text:h text:style-name="Default">57<text:s text:c="2"/><text:s text:c="3"/><text:span text:style-name="style5">if</text:span><text:span text:style-name="style10">( !</text:span><text:span text:style-name="style11">wglUseFontBitmaps</text:span><text:span text:style-name="style10">( </text:span><text:span text:style-name="style11">Site</text:span><text:span text:style-name="style10">-&gt;</text:span><text:span text:style-name="style11">hDC</text:span><text:span text:style-name="style10">,</text:span><text:span text:style-name="style4">0</text:span><text:span text:style-name="style10">,</text:span><text:span text:style-name="style11">ListsGroup</text:span><text:span text:style-name="style10">,</text:span><text:span text:style-name="style11">Fnt</text:span><text:span text:style-name="style10">-&gt;</text:span><text:span text:style-name="style11">Base </text:span><text:span text:style-name="style10">) ) </text:span><text:span text:style-name="style15">//! странная ??</text:span></text:h>
      <text:h text:style-name="Default">58<text:s text:c="2"/><text:s text:c="8"/><text:span text:style-name="style11">wglUseFontBitmaps</text:span><text:span text:style-name="style10">( </text:span><text:span text:style-name="style11">Site</text:span><text:span text:style-name="style10">-&gt;</text:span><text:span text:style-name="style11">hDC</text:span><text:span text:style-name="style10">,</text:span><text:span text:style-name="style4">0</text:span><text:span text:style-name="style10">,</text:span><text:span text:style-name="style11">ListsGroup</text:span><text:span text:style-name="style10">,</text:span><text:span text:style-name="style11">Fnt</text:span><text:span text:style-name="style10">-&gt;</text:span><text:span text:style-name="style11">Base </text:span><text:span text:style-name="style10">);<text:s text:c="2"/></text:span><text:span text:style-name="style15">//! проблема ??</text:span></text:h>
      <text:h text:style-name="Default">59<text:s text:c="2"/><text:span text:style-name="style2">// { glDeleteLists( Fnt-&gt;Base,ListsGroup==ListsGroup );</text:span></text:h>
      <text:h text:style-name="Default">60<text:s text:c="2"/><text:span text:style-name="style2">//<text:s text:c="3"/>Fnt-&gt;Base=0; FontWidth=FontHeight=1 } else</text:span></text:h>
      <text:h text:style-name="Default">61<text:s text:c="2"/><text:s text:c="3"/><text:span text:style-name="style10">{ </text:span><text:span text:style-name="style11">TEXTMETRIC T</text:span><text:span text:style-name="style10">; </text:span><text:span text:style-name="style11">GetTextMetrics</text:span><text:span text:style-name="style10">( </text:span><text:span text:style-name="style11">Site</text:span><text:span text:style-name="style10">-&gt;</text:span><text:span text:style-name="style11">hDC</text:span><text:span text:style-name="style10">,&amp;</text:span><text:span text:style-name="style11">T </text:span><text:span text:style-name="style10">);</text:span></text:h>
      <text:h text:style-name="Default">62<text:s text:c="2"/><text:s text:c="5"/><text:span text:style-name="style11">Fnt</text:span><text:span text:style-name="style10">-&gt;</text:span><text:span text:style-name="style11">W</text:span><text:span text:style-name="style10">=</text:span><text:span text:style-name="style11">T</text:span><text:span text:style-name="style10">.</text:span><text:span text:style-name="style11">tmAveCharWidth</text:span><text:span text:style-name="style10">;<text:s text:c="5"/></text:span><text:span text:style-name="style2">// (AlfaRect( "_Ё°y" ).cx+3)/4;</text:span></text:h>
      <text:h text:style-name="Default">63<text:s text:c="2"/><text:s text:c="5"/><text:span text:style-name="style11">Fnt</text:span><text:span text:style-name="style10">-&gt;</text:span><text:span text:style-name="style11">H</text:span><text:span text:style-name="style10">=</text:span><text:span text:style-name="style11">logfont</text:span><text:span text:style-name="style10">.</text:span><text:span text:style-name="style11">lfHeight</text:span><text:span text:style-name="style10">;<text:s text:c="5"/></text:span><text:span text:style-name="style2">// T.tmAscent; // tmHeight+tmExternalLeading;</text:span></text:h>
      <text:h text:style-name="Default">64<text:s text:c="2"/><text:s text:c="3"/><text:span text:style-name="style10">}</text:span></text:h>
      <text:h text:style-name="Default">65<text:s text:c="2"/><text:s text:c="3"/><text:span text:style-name="style5">if</text:span><text:span text:style-name="style10">( </text:span><text:span text:style-name="style11">oFont </text:span><text:span text:style-name="style10">)</text:span><text:span text:style-name="style11">SelectObject</text:span><text:span text:style-name="style10">( </text:span><text:span text:style-name="style11">Site</text:span><text:span text:style-name="style10">-&gt;</text:span><text:span text:style-name="style11">hDC</text:span><text:span text:style-name="style10">,</text:span><text:span text:style-name="style11">oFont </text:span><text:span text:style-name="style10">); </text:span><text:span text:style-name="style5">return </text:span><text:span text:style-name="style10">*</text:span><text:span text:style-name="style5">this</text:span><text:span text:style-name="style10">;</text:span></text:h>
      <text:h text:style-name="Default">66<text:s text:c="2"/><text:span text:style-name="style10">}</text:span></text:h>
      <text:h text:style-name="Default">67<text:s text:c="2"/><text:span text:style-name="style2">//<text:s text:c="3"/>Определение размеров изображения текст !!! необходим многострочный вариант</text:span></text:h>
      <text:h text:style-name="Default">68<text:s text:c="2"/><text:span text:style-name="style2">//</text:span></text:h>
      <text:h text:style-name="Default">69<text:s text:c="2"/><text:span text:style-name="style11">SIZE Place</text:span><text:span text:style-name="style10">::</text:span><text:span text:style-name="style11">AlfaRect</text:span><text:span text:style-name="style10">( </text:span><text:span text:style-name="style5">const char </text:span><text:span text:style-name="style10">*</text:span><text:span text:style-name="style11">s</text:span><text:span text:style-name="style10">, </text:span><text:span text:style-name="style5">bool </text:span><text:span text:style-name="style11">ANSI </text:span><text:span text:style-name="style10">)<text:s text:c="2"/></text:span><text:span text:style-name="style2">// предварительно формируется</text:span></text:h>
      <text:h text:style-name="Default">70<text:s text:c="2"/><text:span text:style-name="style10">{ </text:span><text:span text:style-name="style11">SIZE F</text:span><text:span text:style-name="style10">={ </text:span><text:span text:style-name="style11">ANSI</text:span><text:span text:style-name="style10">?(</text:span><text:span text:style-name="style5">long</text:span><text:span text:style-name="style10">)</text:span><text:span text:style-name="style11">strlen</text:span><text:span text:style-name="style10">( </text:span><text:span text:style-name="style11">s </text:span><text:span text:style-name="style10">):</text:span><text:span text:style-name="style11">Ulen</text:span><text:span text:style-name="style10">( </text:span><text:span text:style-name="style11">s </text:span><text:span text:style-name="style10">),</text:span><text:span text:style-name="style4">0 </text:span><text:span text:style-name="style10">};<text:s text:c="2"/></text:span><text:span text:style-name="style2">// в буфере или ANSI-строчка</text:span></text:h>
      <text:h text:style-name="Default">71<text:s text:c="2"/><text:s text:c="2"/><text:span text:style-name="style5">if</text:span><text:span text:style-name="style10">( </text:span><text:span text:style-name="style11">AF</text:span><text:span text:style-name="style10">.</text:span><text:span text:style-name="style11">Bit </text:span><text:span text:style-name="style10">)</text:span><text:span text:style-name="style11">F</text:span><text:span text:style-name="style10">.</text:span><text:span text:style-name="style11">cx</text:span><text:span text:style-name="style10">*=</text:span><text:span text:style-name="style11">AF</text:span><text:span text:style-name="style10">.</text:span><text:span text:style-name="style11">W</text:span><text:span text:style-name="style10">,</text:span><text:span text:style-name="style11">F</text:span><text:span text:style-name="style10">.</text:span><text:span text:style-name="style11">cy</text:span><text:span text:style-name="style10">=</text:span><text:span text:style-name="style11">AF</text:span><text:span text:style-name="style10">.</text:span><text:span text:style-name="style11">H</text:span><text:span text:style-name="style10">; </text:span><text:span text:style-name="style5">else</text:span></text:h>
      <text:h text:style-name="Default">72<text:s text:c="2"/><text:s text:c="2"/><text:span text:style-name="style10">{ </text:span><text:span text:style-name="style11">glListBase</text:span><text:span text:style-name="style10">( </text:span><text:span text:style-name="style11">AF</text:span><text:span text:style-name="style10">.</text:span><text:span text:style-name="style11">Base </text:span><text:span text:style-name="style10">); </text:span><text:span text:style-name="style5">char </text:span><text:span text:style-name="style10">*</text:span><text:span text:style-name="style11">str</text:span><text:span text:style-name="style10">=(</text:span><text:span text:style-name="style5">char</text:span><text:span text:style-name="style10">*)</text:span><text:span text:style-name="style11">s</text:span><text:span text:style-name="style10">;</text:span></text:h>
      <text:h text:style-name="Default">73<text:s text:c="2"/><text:s text:c="3"/><text:span text:style-name="style11">HFONT oFont</text:span><text:span text:style-name="style10">=(</text:span><text:span text:style-name="style11">HFONT</text:span><text:span text:style-name="style10">)</text:span><text:span text:style-name="style11">SelectObject</text:span><text:span text:style-name="style10">( </text:span><text:span text:style-name="style11">Site</text:span><text:span text:style-name="style10">-&gt;</text:span><text:span text:style-name="style11">hDC</text:span><text:span text:style-name="style10">,</text:span><text:span text:style-name="style11">AF</text:span><text:span text:style-name="style10">.</text:span><text:span text:style-name="style11">hF </text:span><text:span text:style-name="style10">);</text:span></text:h>
      <text:h text:style-name="Default">74<text:s text:c="2"/><text:s text:c="4"/><text:span text:style-name="style5">if</text:span><text:span text:style-name="style10">( !</text:span><text:span text:style-name="style11">ANSI </text:span><text:span text:style-name="style10">)</text:span><text:span text:style-name="style11">str</text:span><text:span text:style-name="style10">=</text:span><text:span text:style-name="style11">UlA</text:span><text:span text:style-name="style10">( </text:span><text:span text:style-name="style11">strdup</text:span><text:span text:style-name="style10">( </text:span><text:span text:style-name="style11">s </text:span><text:span text:style-name="style10">),</text:span><text:span text:style-name="style5">false </text:span><text:span text:style-name="style10">);<text:s text:c="5"/></text:span><text:span text:style-name="style2">// сброс UTF-8 в ANSI на месте</text:span></text:h>
      <text:h text:style-name="Default">75<text:s text:c="2"/><text:s text:c="4"/><text:span text:style-name="style11">GetTextExtentPoint32</text:span><text:span text:style-name="style10">( </text:span><text:span text:style-name="style11">Site</text:span><text:span text:style-name="style10">-&gt;</text:span><text:span text:style-name="style11">hDC</text:span><text:span text:style-name="style10">,</text:span><text:span text:style-name="style11">str</text:span><text:span text:style-name="style10">,</text:span><text:span text:style-name="style11">F</text:span><text:span text:style-name="style10">.</text:span><text:span text:style-name="style11">cx</text:span><text:span text:style-name="style10">,&amp;</text:span><text:span text:style-name="style11">F </text:span><text:span text:style-name="style10">);</text:span></text:h>
      <text:h text:style-name="Default">76<text:s text:c="2"/><text:s text:c="4"/><text:span text:style-name="style5">if</text:span><text:span text:style-name="style10">( </text:span><text:span text:style-name="style11">oFont </text:span><text:span text:style-name="style10">)</text:span><text:span text:style-name="style11">SelectObject</text:span><text:span text:style-name="style10">( </text:span><text:span text:style-name="style11">Site</text:span><text:span text:style-name="style10">-&gt;</text:span><text:span text:style-name="style11">hDC</text:span><text:span text:style-name="style10">,</text:span><text:span text:style-name="style11">oFont </text:span><text:span text:style-name="style10">);</text:span></text:h>
      <text:h text:style-name="Default">77<text:s text:c="2"/><text:s text:c="4"/><text:span text:style-name="style5">if</text:span><text:span text:style-name="style10">( !</text:span><text:span text:style-name="style11">ANSI </text:span><text:span text:style-name="style10">)</text:span><text:span text:style-name="style11">free</text:span><text:span text:style-name="style10">( </text:span><text:span text:style-name="style11">str </text:span><text:span text:style-name="style10">);</text:span></text:h>
      <text:h text:style-name="Default">78<text:s text:c="2"/><text:s text:c="2"/><text:span text:style-name="style10">} </text:span><text:span text:style-name="style5">return </text:span><text:span text:style-name="style11">F</text:span><text:span text:style-name="style10">;</text:span></text:h>
      <text:h text:style-name="Default">79<text:s text:c="2"/><text:span text:style-name="style10">}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number="urn:oasis:names:tc:opendocument:xmlns:datastyle:1.0" xmlns:presentation="urn:oasis:names:tc:opendocument:xmlns:presentation:1.0" xmlns:svg="urn:oasis:names:tc:opendocument:xmlns:svg-compatible:1.0" xmlns:dom="http://www.w3.org/2001/xml-events" office:version="1.0">
  <office:font-face-decls>
    <style:font-face style:name="Courier New" svg:font-family="Courier New"/>
  </office:font-face-decls>
  <office:styles>
    <style:style style:family="paragraph" style:name="Default" style:display-name="Default" style:parent-style-name="Standard" style:class="text">
      <style:text-properties style:font-name="Courier New" fo:font-size="20pt"/>
    </style:style>
    <style:style style:name="style0" style:family="text">
      <style:text-properties style:font-name="Courier New" fo:color="#000000" fo:background-color="#ffffff"/>
    </style:style>
    <style:style style:name="style11" style:family="text">
      <style:text-properties style:font-name="Courier New" fo:color="#000000" fo:background-color="#ffffff"/>
    </style:style>
    <style:style style:name="style64" style:family="text">
      <style:text-properties style:font-name="Courier New" fo:color="#c8c8c8"/>
    </style:style>
    <style:style style:name="style72" style:family="text">
      <style:text-properties style:font-name="Courier New" fo:color="#c8c8c8"/>
    </style:style>
    <style:style style:name="style75" style:family="text">
      <style:text-properties style:font-name="Courier New" fo:color="#c8c8c8"/>
    </style:style>
    <style:style style:name="style1" style:family="text">
      <style:text-properties style:font-name="Courier New" fo:color="#8080ff"/>
    </style:style>
    <style:style style:name="style23" style:family="text">
      <style:text-properties style:font-name="Courier New" fo:color="#8080ff"/>
    </style:style>
    <style:style style:name="style65" style:family="text">
      <style:text-properties style:font-name="Courier New" fo:color="#808080"/>
    </style:style>
    <style:style style:name="style87" style:family="text">
      <style:text-properties style:font-name="Courier New" fo:color="#808080"/>
    </style:style>
    <style:style style:name="style2" style:family="text">
      <style:text-properties style:font-name="Courier New" fo:color="#9898d9"/>
    </style:style>
    <style:style style:name="style66" style:family="text">
      <style:text-properties style:font-name="Courier New" fo:color="#c0c0c0"/>
    </style:style>
    <style:style style:name="style3" style:family="text">
      <style:text-properties style:font-name="Courier New" fo:color="#8080ff" fo:font-weight="bold"/>
    </style:style>
    <style:style style:name="style24" style:family="text">
      <style:text-properties style:font-name="Courier New" fo:color="#8080ff" fo:font-weight="bold"/>
    </style:style>
    <style:style style:name="style67" style:family="text">
      <style:text-properties style:font-name="Courier New" fo:color="#aaaaf0" fo:font-weight="bold"/>
    </style:style>
    <style:style style:name="style88" style:family="text">
      <style:text-properties style:font-name="Courier New" fo:color="#aaaaf0" fo:font-weight="bold"/>
    </style:style>
    <style:style style:name="style15" style:family="text">
      <style:text-properties style:font-name="Courier New" fo:color="#8080ff" fo:font-weight="bold"/>
    </style:style>
    <style:style style:name="style79" style:family="text">
      <style:text-properties style:font-name="Courier New" fo:color="#aaaaf0" fo:font-weight="bold"/>
    </style:style>
    <style:style style:name="style17" style:family="text">
      <style:text-properties style:font-name="Courier New" fo:color="#008080"/>
    </style:style>
    <style:style style:name="style81" style:family="text">
      <style:text-properties style:font-name="Courier New" fo:color="#6b9999"/>
    </style:style>
    <style:style style:name="style18" style:family="text">
      <style:text-properties style:font-name="Courier New" fo:color="#800000"/>
    </style:style>
    <style:style style:name="style82" style:family="text">
      <style:text-properties style:font-name="Courier New" fo:color="#ac5959"/>
    </style:style>
    <style:style style:name="style4" style:family="text">
      <style:text-properties style:font-name="Courier New" fo:color="#f000f0"/>
    </style:style>
    <style:style style:name="style68" style:family="text">
      <style:text-properties style:font-name="Courier New" fo:color="#f0c8f0"/>
    </style:style>
    <style:style style:name="style5" style:family="text">
      <style:text-properties style:font-name="Courier New" fo:color="#0000a0" fo:font-weight="bold"/>
    </style:style>
    <style:style style:name="style69" style:family="text">
      <style:text-properties style:font-name="Courier New" fo:color="#8787c8" fo:font-weight="bold"/>
    </style:style>
    <style:style style:name="style16" style:family="text">
      <style:text-properties style:font-name="Courier New" fo:color="#00a000" fo:font-weight="bold"/>
    </style:style>
    <style:style style:name="style80" style:family="text">
      <style:text-properties style:font-name="Courier New" fo:color="#9ac89a" fo:font-weight="bold"/>
    </style:style>
    <style:style style:name="style19" style:family="text">
      <style:text-properties style:font-name="Courier New" fo:color="#be00be" fo:font-weight="bold"/>
    </style:style>
    <style:style style:name="style83" style:family="text">
      <style:text-properties style:font-name="Courier New" fo:color="#be89be" fo:font-weight="bold"/>
    </style:style>
    <style:style style:name="style6" style:family="text">
      <style:text-properties style:font-name="Courier New" fo:color="#0000ff"/>
    </style:style>
    <style:style style:name="style12" style:family="text">
      <style:text-properties style:font-name="Courier New" fo:color="#0000ff"/>
    </style:style>
    <style:style style:name="style20" style:family="text">
      <style:text-properties style:font-name="Courier New" fo:color="#0000ff"/>
    </style:style>
    <style:style style:name="style70" style:family="text">
      <style:text-properties style:font-name="Courier New" fo:color="#bebeff"/>
    </style:style>
    <style:style style:name="style76" style:family="text">
      <style:text-properties style:font-name="Courier New" fo:color="#bebeff"/>
    </style:style>
    <style:style style:name="style7" style:family="text">
      <style:text-properties style:font-name="Courier New" fo:color="#e0a000"/>
    </style:style>
    <style:style style:name="style71" style:family="text">
      <style:text-properties style:font-name="Courier New" fo:color="#e0ce9f"/>
    </style:style>
    <style:style style:name="style8" style:family="text">
      <style:text-properties style:font-name="Courier New" fo:color="#000000"/>
    </style:style>
    <style:style style:name="style9" style:family="text">
      <style:text-properties style:font-name="Courier New" fo:color="#00a000"/>
    </style:style>
    <style:style style:name="style73" style:family="text">
      <style:text-properties style:font-name="Courier New" fo:color="#84a084"/>
    </style:style>
    <style:style style:name="style10" style:family="text">
      <style:text-properties style:font-name="Courier New" fo:color="#ff0000"/>
    </style:style>
    <style:style style:name="style74" style:family="text">
      <style:text-properties style:font-name="Courier New" fo:color="#ffc8c8"/>
    </style:style>
    <style:style style:name="style50" style:family="text">
      <style:text-properties style:font-name="Courier New" fo:color="#404080" fo:font-style="italic"/>
    </style:style>
    <style:style style:name="style114" style:family="text">
      <style:text-properties style:font-name="Courier New" fo:color="#8585ac" fo:font-style="italic"/>
    </style:style>
    <style:style style:name="style34" style:family="text">
      <style:text-properties style:font-name="Courier New" fo:color="#000000" fo:background-color="#80ffff" fo:font-weight="bold"/>
    </style:style>
    <style:style style:name="style35" style:family="text">
      <style:text-properties style:font-name="Courier New" fo:color="#ffffff" fo:background-color="#ff0000" fo:font-weight="bold"/>
    </style:style>
    <style:style style:name="style37" style:family="text">
      <style:text-properties style:font-name="Courier New" fo:color="#373737"/>
    </style:style>
  </office: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Code::Blocks Source Exporter plugin</meta:generator>
    <dc:title>Source file exported from Code::Blocks Source Exporter plugin</dc:title>
  </office:meta>
</office:document-meta>
</file>